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2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20K" table:style-name="ta1">
        <table:shapes>
          <draw:frame draw:z-index="0" draw:style-name="gr1" svg:width="20.214cm" svg:height="13.574cm" svg:x="11.885cm" svg:y="4.838cm">
            <draw:object draw:notify-on-update-of-ranges="20K.A1:20K.A1 20K.A2:20K.A52 20K.C1:20K.C1 20K.C2:20K.C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rames</text:p>
          </table:table-cell>
          <table:table-cell/>
          <table:table-cell office:value-type="string">
            <text:p>20K-Bytes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0093">
            <text:p>20093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0154">
            <text:p>20154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0101">
            <text:p>20101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0445">
            <text:p>2044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0034">
            <text:p>20034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0213">
            <text:p>202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0298">
            <text:p>20298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20190">
            <text:p>20190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20142">
            <text:p>201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20077">
            <text:p>20077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20068">
            <text:p>200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20227">
            <text:p>20227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20100">
            <text:p>201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20131">
            <text:p>20131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20155">
            <text:p>201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20073">
            <text:p>200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0012">
            <text:p>200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20144">
            <text:p>201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20003">
            <text:p>20003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20382">
            <text:p>20382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20294">
            <text:p>20294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20138">
            <text:p>20138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20215">
            <text:p>202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20064">
            <text:p>20064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20224">
            <text:p>20224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20260">
            <text:p>20260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20167">
            <text:p>201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20323">
            <text:p>203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20136">
            <text:p>20136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20133">
            <text:p>201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20052">
            <text:p>20052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20057">
            <text:p>20057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20058">
            <text:p>20058</text:p>
          </table:table-cell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20065">
            <text:p>20065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20345">
            <text:p>20345</text:p>
          </table:table-cell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20191">
            <text:p>20191</text:p>
          </table:table-cell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20411">
            <text:p>204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20359">
            <text:p>20359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20135">
            <text:p>20135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20001">
            <text:p>20001</text:p>
          </table:table-cell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20310">
            <text:p>20310</text:p>
          </table:table-cell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20237">
            <text:p>20237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20004">
            <text:p>20004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20174">
            <text:p>20174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20262">
            <text:p>20262</text:p>
          </table:table-cell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20142">
            <text:p>20142</text:p>
          </table:table-cell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20104">
            <text:p>20104</text:p>
          </table:table-cell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20029">
            <text:p>20029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20087">
            <text:p>20087</text:p>
          </table:table-cell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float" office:value="20132">
            <text:p>20132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20247">
            <text:p>20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10-03T13:12:32</dc:date>
    <dc:creator>José Hernández</dc:creator>
    <meta:editing-duration>P0D</meta:editing-duration>
    <meta:editing-cycles>1</meta:editing-cycles>
    <meta:document-statistic meta:table-count="1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5cm" svg:height="13.575cm" xlink:href=".." xlink:type="simple" chart:class="chart:scatter" chart:style-name="ch1">
        <chart:legend chart:legend-position="end" svg:x="17.257cm" svg:y="6.488cm" style:legend-expansion="high" chart:style-name="ch2"/>
        <chart:plot-area chart:style-name="ch3" table:cell-range-address="20K.A1:20K.A52 20K.C1:20K.C52" chart:data-source-has-labels="row" svg:x="1.415cm" svg:y="1.219cm" svg:width="15.034cm" svg:height="11.104cm">
          <chartooo:coordinate-region svg:x="2.592cm" svg:y="1.418cm" svg:width="13.671cm" svg:height="10.258cm"/>
          <chart:axis chart:dimension="x" chart:name="primary-x" chart:style-name="ch4">
            <chart:title svg:x="8.332cm" svg:y="12.594cm" chart:style-name="ch5">
              <text:p>Frames</text:p>
            </chart:title>
          </chart:axis>
          <chart:axis chart:dimension="y" chart:name="primary-y" chart:style-name="ch4">
            <chart:title svg:x="0.451cm" svg:y="7.225cm" chart:style-name="ch6">
              <text:p>Bytes</text:p>
            </chart:title>
            <chart:grid chart:style-name="ch7" chart:class="major"/>
          </chart:axis>
          <chart:series chart:style-name="ch8" chart:values-cell-range-address="20K.C2:20K.C52" chart:label-cell-address="20K.C1:20K.C1" chart:class="chart:scatter">
            <chart:domain table:cell-range-address="20K.A2:20K.A52"/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20K-Bytes</text:p>
                <draw:g>
                  <svg:desc>20K.C1:20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20K.A2:20K.A52</svg:desc>
                </draw:g>
              </table:table-cell>
              <table:table-cell office:value-type="float" office:value="20093">
                <text:p>20093</text:p>
                <draw:g>
                  <svg:desc>20K.C2:20K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154">
                <text:p>20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101">
                <text:p>20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0445">
                <text:p>20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0034">
                <text:p>20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0213">
                <text:p>20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0298">
                <text:p>20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0190">
                <text:p>201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0142">
                <text:p>20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0077">
                <text:p>20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0068">
                <text:p>20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0227">
                <text:p>20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131">
                <text:p>20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0155">
                <text:p>20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0073">
                <text:p>20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012">
                <text:p>20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0144">
                <text:p>2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0003">
                <text:p>2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0382">
                <text:p>20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0138">
                <text:p>20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0215">
                <text:p>20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0064">
                <text:p>20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0224">
                <text:p>20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0260">
                <text:p>20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0167">
                <text:p>20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0323">
                <text:p>203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0136">
                <text:p>20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0133">
                <text:p>20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0052">
                <text:p>20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20065">
                <text:p>20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0191">
                <text:p>201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0411">
                <text:p>20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20359">
                <text:p>2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20135">
                <text:p>201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0001">
                <text:p>2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20310">
                <text:p>203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0237">
                <text:p>20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0174">
                <text:p>201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20262">
                <text:p>20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0142">
                <text:p>201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20104">
                <text:p>20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20029">
                <text:p>20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20087">
                <text:p>200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0247">
                <text:p>20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